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6.512cm" table:align="left"/>
    </style:style>
    <style:style style:name="Tableau2.A" style:family="table-column">
      <style:table-column-properties style:column-width="2.812cm"/>
    </style:style>
    <style:style style:name="Tableau2.B" style:family="table-column">
      <style:table-column-properties style:column-width="3.701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49cm" fo:border="0.05pt solid #000000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2.20" style:family="table-row">
      <style:table-row-properties style:min-row-height="0.487cm"/>
    </style:style>
    <style:style style:name="Tableau3" style:family="table">
      <style:table-properties style:width="8.378cm" table:align="left"/>
    </style:style>
    <style:style style:name="Tableau3.A" style:family="table-column">
      <style:table-column-properties style:column-width="3.858cm"/>
    </style:style>
    <style:style style:name="Tableau3.B" style:family="table-column">
      <style:table-column-properties style:column-width="4.521cm"/>
    </style:style>
    <style:style style:name="Tableau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49cm" fo:border="0.05pt solid #000000"/>
    </style:style>
    <style:style style:name="Tableau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20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style:font-name="Liberation Serif" fo:font-size="11pt" officeooo:rsid="001985ff" officeooo:paragraph-rsid="001985ff" style:font-size-asian="11pt" style:font-size-complex="11pt"/>
    </style:style>
    <style:style style:name="P2" style:family="paragraph" style:parent-style-name="Heading_20_3">
      <style:text-properties style:font-name="Liberation Serif" fo:font-size="11pt" style:font-size-asian="11pt" style:font-size-complex="11pt"/>
    </style:style>
    <style:style style:name="P3" style:family="paragraph" style:parent-style-name="Standard">
      <style:text-properties style:font-name="Liberation Serif" fo:font-size="11pt" officeooo:rsid="001985ff" officeooo:paragraph-rsid="001985ff" style:font-size-asian="11pt" style:font-size-complex="11pt"/>
    </style:style>
    <style:style style:name="P4" style:family="paragraph" style:parent-style-name="Table_20_Contents">
      <style:text-properties fo:font-weight="bold" officeooo:rsid="001985ff" officeooo:paragraph-rsid="001985ff" style:font-weight-asian="bold" style:font-weight-complex="bold"/>
    </style:style>
    <style:style style:name="P5" style:family="paragraph" style:parent-style-name="Table_20_Contents">
      <style:text-properties style:font-name="Liberation Serif" fo:font-size="11pt" style:font-size-asian="11pt" style:font-size-complex="11pt"/>
    </style:style>
    <style:style style:name="P6" style:family="paragraph" style:parent-style-name="Table_20_Heading">
      <style:text-properties style:font-name="Liberation Serif" fo:font-size="11pt" style:font-size-asian="11pt" style:font-size-complex="11pt"/>
    </style:style>
    <style:style style:name="T1" style:family="text">
      <style:text-properties officeooo:rsid="001985ff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escribing your personality : </text:span></text:p>
      <text:p text:style-name="P3">Complete the following grid and memorize the vocabulary that you did not know before</text:p>
      <text:h text:style-name="P1" text:outline-level="3">Strengths / Forces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5">Ambitieux(se)</text:p>
            </table:table-cell>
            <table:table-cell table:style-name="Tableau2.B1" office:value-type="string">
              <text:p text:style-name="P5"/>
            </table:table-cell>
          </table:table-row>
        </table:table-header-rows>
        <table:table-row>
          <table:table-cell table:style-name="Tableau2.A2" office:value-type="string">
            <text:p text:style-name="P5">Créatif(v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Fiable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Sociable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Minutieux(s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Curieux(s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Travailleur(s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Polyvalent(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Innovant(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Responsable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Persévérant(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Calme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Motivé(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Esprit d’équipe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Organisé(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Flexible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Autonome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Positif(ve)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5">Empathique</text:p>
          </table:table-cell>
          <table:table-cell table:style-name="Tableau2.B2" office:value-type="string">
            <text:p text:style-name="P5"/>
          </table:table-cell>
        </table:table-row>
        <table:table-row table:style-name="Tableau2.20">
          <table:table-cell table:style-name="Tableau2.A2" office:value-type="string">
            <text:p text:style-name="P5">Dynamique</text:p>
          </table:table-cell>
          <table:table-cell table:style-name="Tableau2.B2" office:value-type="string">
            <text:p text:style-name="P5"/>
          </table:table-cell>
        </table:table-row>
      </table:table>
      <text:h text:style-name="P2" text:outline-level="3"><text:span text:style-name="T1">W</text:span>eaknesses / Faiblesses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5">Têtu(e)</text:p>
            </table:table-cell>
            <table:table-cell table:style-name="Tableau3.B1" office:value-type="string">
              <text:p text:style-name="P5"/>
            </table:table-cell>
          </table:table-row>
        </table:table-header-rows>
        <table:table-row>
          <table:table-cell table:style-name="Tableau3.A2" office:value-type="string">
            <text:p text:style-name="P5">Timide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Désorganisé(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Impatient(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Perfectionniste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Distrait(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Anxieux(s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Indécis(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Trop sensible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Bavard(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Lent(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Manque de confiance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Naïf(v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Désinvolte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Susceptible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Rigide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Peu ambitieux(s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Réservé(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Trop franc(he)</text:p>
          </table:table-cell>
          <table:table-cell table:style-name="Tableau3.B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5">Tendu(e)</text:p>
          </table:table-cell>
          <table:table-cell table:style-name="Tableau3.B20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5:45:12.774811531</meta:creation-date>
    <dc:date>2025-09-01T15:56:33.199228006</dc:date>
    <meta:editing-duration>PT11M20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1" meta:paragraph-count="44" meta:word-count="70" meta:character-count="585" meta:non-whitespace-character-count="558"/>
  </office:meta>
</office:document-meta>
</file>